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_id</text:p>
          </table:table-cell>
          <table:table-cell office:value-type="string" calcext:value-type="string">
            <text:p>rt_id</text:p>
          </table:table-cell>
          <table:table-cell office:value-type="string" calcext:value-type="string">
            <text:p>nbpartages</text:p>
          </table:table-cell>
          <table:table-cell office:value-type="string" calcext:value-type="string">
            <text:p>nbmentions</text:p>
          </table:table-cell>
        </table:table-row>
        <table:table-row table:style-name="ro1">
          <table:table-cell office:value-type="float" office:value="319242817" calcext:value-type="float">
            <text:p>319242817</text:p>
          </table:table-cell>
          <table:table-cell office:value-type="float" office:value="1280032105" calcext:value-type="float">
            <text:p>12800321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0912" calcext:value-type="float">
            <text:p>8350912</text:p>
          </table:table-cell>
          <table:table-cell office:value-type="float" office:value="2523152404" calcext:value-type="float">
            <text:p>2523152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6161" calcext:value-type="float">
            <text:p>18936161</text:p>
          </table:table-cell>
          <table:table-cell office:value-type="float" office:value="261466381" calcext:value-type="float">
            <text:p>2614663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412940" calcext:value-type="float">
            <text:p>357412940</text:p>
          </table:table-cell>
          <table:table-cell office:value-type="float" office:value="55663799" calcext:value-type="float">
            <text:p>556637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556011" calcext:value-type="float">
            <text:p>145556011</text:p>
          </table:table-cell>
          <table:table-cell office:value-type="float" office:value="2591228407" calcext:value-type="float">
            <text:p>25912284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110956" calcext:value-type="float">
            <text:p>563110956</text:p>
          </table:table-cell>
          <table:table-cell office:value-type="float" office:value="2352145118" calcext:value-type="float">
            <text:p>23521451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40549" calcext:value-type="float">
            <text:p>68440549</text:p>
          </table:table-cell>
          <table:table-cell office:value-type="float" office:value="2166733603" calcext:value-type="float">
            <text:p>21667336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63801" calcext:value-type="float">
            <text:p>133663801</text:p>
          </table:table-cell>
          <table:table-cell office:value-type="float" office:value="2383152777" calcext:value-type="float">
            <text:p>23831527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95124" calcext:value-type="float">
            <text:p>38395124</text:p>
          </table:table-cell>
          <table:table-cell office:value-type="float" office:value="2303268079" calcext:value-type="float">
            <text:p>23032680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000242" calcext:value-type="float">
            <text:p>819000242</text:p>
          </table:table-cell>
          <table:table-cell office:value-type="float" office:value="262083808" calcext:value-type="float">
            <text:p>2620838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985020" calcext:value-type="float">
            <text:p>338985020</text:p>
          </table:table-cell>
          <table:table-cell office:value-type="float" office:value="2372248749" calcext:value-type="float">
            <text:p>23722487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05131" calcext:value-type="float">
            <text:p>104105131</text:p>
          </table:table-cell>
          <table:table-cell office:value-type="float" office:value="576006448" calcext:value-type="float">
            <text:p>5760064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34698" calcext:value-type="float">
            <text:p>276934698</text:p>
          </table:table-cell>
          <table:table-cell office:value-type="float" office:value="112140045" calcext:value-type="float">
            <text:p>1121400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585868" calcext:value-type="float">
            <text:p>508585868</text:p>
          </table:table-cell>
          <table:table-cell office:value-type="float" office:value="15720074" calcext:value-type="float">
            <text:p>157200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4541" calcext:value-type="float">
            <text:p>24744541</text:p>
          </table:table-cell>
          <table:table-cell office:value-type="float" office:value="484912993" calcext:value-type="float">
            <text:p>48491299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380662" calcext:value-type="float">
            <text:p>520380662</text:p>
          </table:table-cell>
          <table:table-cell office:value-type="float" office:value="1608572484" calcext:value-type="float">
            <text:p>16085724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0912" calcext:value-type="float">
            <text:p>8350912</text:p>
          </table:table-cell>
          <table:table-cell office:value-type="float" office:value="1205947243" calcext:value-type="float">
            <text:p>12059472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0912" calcext:value-type="float">
            <text:p>8350912</text:p>
          </table:table-cell>
          <table:table-cell office:value-type="float" office:value="221061244" calcext:value-type="float">
            <text:p>22106124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752208" calcext:value-type="float">
            <text:p>541752208</text:p>
          </table:table-cell>
          <table:table-cell office:value-type="float" office:value="212151607" calcext:value-type="float">
            <text:p>2121516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4541" calcext:value-type="float">
            <text:p>24744541</text:p>
          </table:table-cell>
          <table:table-cell office:value-type="float" office:value="2441584945" calcext:value-type="float">
            <text:p>24415849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0912" calcext:value-type="float">
            <text:p>8350912</text:p>
          </table:table-cell>
          <table:table-cell office:value-type="float" office:value="2280577922" calcext:value-type="float">
            <text:p>22805779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0572" calcext:value-type="float">
            <text:p>8460572</text:p>
          </table:table-cell>
          <table:table-cell office:value-type="float" office:value="568002578" calcext:value-type="float">
            <text:p>5680025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791076" calcext:value-type="float">
            <text:p>474791076</text:p>
          </table:table-cell>
          <table:table-cell office:value-type="float" office:value="1044566642" calcext:value-type="float">
            <text:p>10445666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79327" calcext:value-type="float">
            <text:p>79579327</text:p>
          </table:table-cell>
          <table:table-cell office:value-type="float" office:value="2546072604" calcext:value-type="float">
            <text:p>25460726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035181" calcext:value-type="float">
            <text:p>386035181</text:p>
          </table:table-cell>
          <table:table-cell office:value-type="float" office:value="956367750" calcext:value-type="float">
            <text:p>9563677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382174" calcext:value-type="float">
            <text:p>370382174</text:p>
          </table:table-cell>
          <table:table-cell office:value-type="float" office:value="1119841398" calcext:value-type="float">
            <text:p>11198413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699146" calcext:value-type="float">
            <text:p>95699146</text:p>
          </table:table-cell>
          <table:table-cell office:value-type="float" office:value="35200436" calcext:value-type="float">
            <text:p>352004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25008" calcext:value-type="float">
            <text:p>275625008</text:p>
          </table:table-cell>
          <table:table-cell office:value-type="float" office:value="20305387" calcext:value-type="float">
            <text:p>203053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2897" calcext:value-type="float">
            <text:p>19342897</text:p>
          </table:table-cell>
          <table:table-cell office:value-type="float" office:value="300203029" calcext:value-type="float">
            <text:p>3002030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4541" calcext:value-type="float">
            <text:p>24744541</text:p>
          </table:table-cell>
          <table:table-cell office:value-type="float" office:value="231227445" calcext:value-type="float">
            <text:p>2312274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0912" calcext:value-type="float">
            <text:p>8350912</text:p>
          </table:table-cell>
          <table:table-cell office:value-type="float" office:value="223269625" calcext:value-type="float">
            <text:p>2232696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557634" calcext:value-type="float">
            <text:p>1088557634</text:p>
          </table:table-cell>
          <table:table-cell office:value-type="float" office:value="875696023" calcext:value-type="float">
            <text:p>8756960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1313" calcext:value-type="float">
            <text:p>14231313</text:p>
          </table:table-cell>
          <table:table-cell office:value-type="float" office:value="153515027" calcext:value-type="float">
            <text:p>1535150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63801" calcext:value-type="float">
            <text:p>133663801</text:p>
          </table:table-cell>
          <table:table-cell office:value-type="float" office:value="1379019084" calcext:value-type="float">
            <text:p>13790190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6498427" calcext:value-type="float">
            <text:p>2156498427</text:p>
          </table:table-cell>
          <table:table-cell office:value-type="float" office:value="152681227" calcext:value-type="float">
            <text:p>1526812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985020" calcext:value-type="float">
            <text:p>338985020</text:p>
          </table:table-cell>
          <table:table-cell office:value-type="float" office:value="1882930656" calcext:value-type="float">
            <text:p>18829306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63801" calcext:value-type="float">
            <text:p>133663801</text:p>
          </table:table-cell>
          <table:table-cell office:value-type="float" office:value="515928099" calcext:value-type="float">
            <text:p>5159280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4541" calcext:value-type="float">
            <text:p>24744541</text:p>
          </table:table-cell>
          <table:table-cell office:value-type="float" office:value="1266436938" calcext:value-type="float">
            <text:p>126643693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3364" calcext:value-type="float">
            <text:p>21313364</text:p>
          </table:table-cell>
          <table:table-cell office:value-type="float" office:value="1255603832" calcext:value-type="float">
            <text:p>12556038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923081" calcext:value-type="float">
            <text:p>444923081</text:p>
          </table:table-cell>
          <table:table-cell office:value-type="float" office:value="438562087" calcext:value-type="float">
            <text:p>4385620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63801" calcext:value-type="float">
            <text:p>133663801</text:p>
          </table:table-cell>
          <table:table-cell office:value-type="float" office:value="1283256739" calcext:value-type="float">
            <text:p>12832567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49177" calcext:value-type="float">
            <text:p>25049177</text:p>
          </table:table-cell>
          <table:table-cell office:value-type="float" office:value="2566048726" calcext:value-type="float">
            <text:p>25660487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704562" calcext:value-type="float">
            <text:p>604704562</text:p>
          </table:table-cell>
          <table:table-cell office:value-type="float" office:value="116135875" calcext:value-type="float">
            <text:p>1161358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6004" calcext:value-type="float">
            <text:p>19976004</text:p>
          </table:table-cell>
          <table:table-cell office:value-type="float" office:value="218434822" calcext:value-type="float">
            <text:p>2184348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63801" calcext:value-type="float">
            <text:p>133663801</text:p>
          </table:table-cell>
          <table:table-cell office:value-type="float" office:value="607424941" calcext:value-type="float">
            <text:p>6074249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67992" calcext:value-type="float">
            <text:p>74167992</text:p>
          </table:table-cell>
          <table:table-cell office:value-type="float" office:value="833222528" calcext:value-type="float">
            <text:p>8332225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991" calcext:value-type="float">
            <text:p>2649991</text:p>
          </table:table-cell>
          <table:table-cell office:value-type="float" office:value="172527558" calcext:value-type="float">
            <text:p>1725275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48816" calcext:value-type="float">
            <text:p>25048816</text:p>
          </table:table-cell>
          <table:table-cell office:value-type="float" office:value="1294048106" calcext:value-type="float">
            <text:p>12940481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991" calcext:value-type="float">
            <text:p>2649991</text:p>
          </table:table-cell>
          <table:table-cell office:value-type="float" office:value="34555296" calcext:value-type="float">
            <text:p>345552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523520" calcext:value-type="float">
            <text:p>1114523520</text:p>
          </table:table-cell>
          <table:table-cell office:value-type="float" office:value="271644820" calcext:value-type="float">
            <text:p>2716448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95124" calcext:value-type="float">
            <text:p>38395124</text:p>
          </table:table-cell>
          <table:table-cell office:value-type="float" office:value="849115849" calcext:value-type="float">
            <text:p>8491158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284484" calcext:value-type="float">
            <text:p>590284484</text:p>
          </table:table-cell>
          <table:table-cell office:value-type="float" office:value="2586306738" calcext:value-type="float">
            <text:p>25863067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21753" calcext:value-type="float">
            <text:p>168521753</text:p>
          </table:table-cell>
          <table:table-cell office:value-type="float" office:value="121658831" calcext:value-type="float">
            <text:p>1216588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39966" calcext:value-type="float">
            <text:p>50939966</text:p>
          </table:table-cell>
          <table:table-cell office:value-type="float" office:value="2485748058" calcext:value-type="float">
            <text:p>24857480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4541" calcext:value-type="float">
            <text:p>24744541</text:p>
          </table:table-cell>
          <table:table-cell office:value-type="float" office:value="509239757" calcext:value-type="float">
            <text:p>5092397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95124" calcext:value-type="float">
            <text:p>38395124</text:p>
          </table:table-cell>
          <table:table-cell office:value-type="float" office:value="2205839791" calcext:value-type="float">
            <text:p>220583979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4541" calcext:value-type="float">
            <text:p>24744541</text:p>
          </table:table-cell>
          <table:table-cell office:value-type="float" office:value="43452377" calcext:value-type="float">
            <text:p>434523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170067" calcext:value-type="float">
            <text:p>493170067</text:p>
          </table:table-cell>
          <table:table-cell office:value-type="float" office:value="2274667874" calcext:value-type="float">
            <text:p>22746678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4541" calcext:value-type="float">
            <text:p>24744541</text:p>
          </table:table-cell>
          <table:table-cell office:value-type="float" office:value="2663808152" calcext:value-type="float">
            <text:p>26638081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48816" calcext:value-type="float">
            <text:p>25048816</text:p>
          </table:table-cell>
          <table:table-cell office:value-type="float" office:value="109567991" calcext:value-type="float">
            <text:p>1095679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985020" calcext:value-type="float">
            <text:p>338985020</text:p>
          </table:table-cell>
          <table:table-cell office:value-type="float" office:value="81167940" calcext:value-type="float">
            <text:p>811679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2972" calcext:value-type="float">
            <text:p>19012972</text:p>
          </table:table-cell>
          <table:table-cell office:value-type="float" office:value="2331629905" calcext:value-type="float">
            <text:p>23316299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8516" calcext:value-type="float">
            <text:p>15838516</text:p>
          </table:table-cell>
          <table:table-cell office:value-type="float" office:value="463639623" calcext:value-type="float">
            <text:p>4636396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3364" calcext:value-type="float">
            <text:p>21313364</text:p>
          </table:table-cell>
          <table:table-cell office:value-type="float" office:value="2329253719" calcext:value-type="float">
            <text:p>23292537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6161" calcext:value-type="float">
            <text:p>18936161</text:p>
          </table:table-cell>
          <table:table-cell office:value-type="float" office:value="1658674922" calcext:value-type="float">
            <text:p>16586749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95124" calcext:value-type="float">
            <text:p>38395124</text:p>
          </table:table-cell>
          <table:table-cell office:value-type="float" office:value="440976272" calcext:value-type="float">
            <text:p>4409762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263573" calcext:value-type="float">
            <text:p>482263573</text:p>
          </table:table-cell>
          <table:table-cell office:value-type="float" office:value="2530784166" calcext:value-type="float">
            <text:p>25307841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0358" calcext:value-type="float">
            <text:p>19240358</text:p>
          </table:table-cell>
          <table:table-cell office:value-type="float" office:value="2766577577" calcext:value-type="float">
            <text:p>27665775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991" calcext:value-type="float">
            <text:p>2649991</text:p>
          </table:table-cell>
          <table:table-cell office:value-type="float" office:value="256179421" calcext:value-type="float">
            <text:p>2561794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3364" calcext:value-type="float">
            <text:p>21313364</text:p>
          </table:table-cell>
          <table:table-cell office:value-type="float" office:value="2178022416" calcext:value-type="float">
            <text:p>21780224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3364" calcext:value-type="float">
            <text:p>21313364</text:p>
          </table:table-cell>
          <table:table-cell office:value-type="float" office:value="2285161082" calcext:value-type="float">
            <text:p>22851610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4541" calcext:value-type="float">
            <text:p>24744541</text:p>
          </table:table-cell>
          <table:table-cell office:value-type="float" office:value="1014126192" calcext:value-type="float">
            <text:p>10141261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284484" calcext:value-type="float">
            <text:p>590284484</text:p>
          </table:table-cell>
          <table:table-cell office:value-type="float" office:value="2438468202" calcext:value-type="float">
            <text:p>243846820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043749" calcext:value-type="float">
            <text:p>556043749</text:p>
          </table:table-cell>
          <table:table-cell office:value-type="float" office:value="2468970051" calcext:value-type="float">
            <text:p>24689700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57577" calcext:value-type="float">
            <text:p>88657577</text:p>
          </table:table-cell>
          <table:table-cell office:value-type="float" office:value="303590335" calcext:value-type="float">
            <text:p>3035903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0572" calcext:value-type="float">
            <text:p>8460572</text:p>
          </table:table-cell>
          <table:table-cell office:value-type="float" office:value="2703709807" calcext:value-type="float">
            <text:p>27037098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199679" calcext:value-type="float">
            <text:p>278199679</text:p>
          </table:table-cell>
          <table:table-cell office:value-type="float" office:value="738374418" calcext:value-type="float">
            <text:p>7383744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40549" calcext:value-type="float">
            <text:p>68440549</text:p>
          </table:table-cell>
          <table:table-cell office:value-type="float" office:value="2488474788" calcext:value-type="float">
            <text:p>24884747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513528" calcext:value-type="float">
            <text:p>364513528</text:p>
          </table:table-cell>
          <table:table-cell office:value-type="float" office:value="293619201" calcext:value-type="float">
            <text:p>2936192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321" calcext:value-type="float">
            <text:p>1994321</text:p>
          </table:table-cell>
          <table:table-cell office:value-type="float" office:value="59527288" calcext:value-type="float">
            <text:p>5952728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48816" calcext:value-type="float">
            <text:p>25048816</text:p>
          </table:table-cell>
          <table:table-cell office:value-type="float" office:value="316319516" calcext:value-type="float">
            <text:p>316319516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3456542" calcext:value-type="float">
            <text:p>2823456542</text:p>
          </table:table-cell>
          <table:table-cell office:value-type="float" office:value="2824136485" calcext:value-type="float">
            <text:p>28241364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529388" calcext:value-type="float">
            <text:p>557529388</text:p>
          </table:table-cell>
          <table:table-cell office:value-type="float" office:value="1230524840" calcext:value-type="float">
            <text:p>12305248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3364" calcext:value-type="float">
            <text:p>21313364</text:p>
          </table:table-cell>
          <table:table-cell office:value-type="float" office:value="1077432001" calcext:value-type="float">
            <text:p>1077432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48882" calcext:value-type="float">
            <text:p>71748882</text:p>
          </table:table-cell>
          <table:table-cell office:value-type="float" office:value="251476138" calcext:value-type="float">
            <text:p>2514761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0317246" calcext:value-type="float">
            <text:p>2190317246</text:p>
          </table:table-cell>
          <table:table-cell office:value-type="float" office:value="477088995" calcext:value-type="float">
            <text:p>4770889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42665" calcext:value-type="float">
            <text:p>38142665</text:p>
          </table:table-cell>
          <table:table-cell office:value-type="float" office:value="520774183" calcext:value-type="float">
            <text:p>5207741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64401" calcext:value-type="float">
            <text:p>87764401</text:p>
          </table:table-cell>
          <table:table-cell office:value-type="float" office:value="982598773" calcext:value-type="float">
            <text:p>9825987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4541" calcext:value-type="float">
            <text:p>24744541</text:p>
          </table:table-cell>
          <table:table-cell office:value-type="float" office:value="1511654497" calcext:value-type="float">
            <text:p>15116544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4541" calcext:value-type="float">
            <text:p>24744541</text:p>
          </table:table-cell>
          <table:table-cell office:value-type="float" office:value="913400870" calcext:value-type="float">
            <text:p>9134008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119889" calcext:value-type="float">
            <text:p>395119889</text:p>
          </table:table-cell>
          <table:table-cell office:value-type="float" office:value="1549877912" calcext:value-type="float">
            <text:p>15498779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4969" calcext:value-type="float">
            <text:p>20224969</text:p>
          </table:table-cell>
          <table:table-cell office:value-type="float" office:value="153367507" calcext:value-type="float">
            <text:p>1533675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985020" calcext:value-type="float">
            <text:p>338985020</text:p>
          </table:table-cell>
          <table:table-cell office:value-type="float" office:value="1485977636" calcext:value-type="float">
            <text:p>14859776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092644" calcext:value-type="float">
            <text:p>1084092644</text:p>
          </table:table-cell>
          <table:table-cell office:value-type="float" office:value="1109101213" calcext:value-type="float">
            <text:p>11091012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480200" calcext:value-type="float">
            <text:p>301480200</text:p>
          </table:table-cell>
          <table:table-cell office:value-type="float" office:value="1320758875" calcext:value-type="float">
            <text:p>13207588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4541" calcext:value-type="float">
            <text:p>24744541</text:p>
          </table:table-cell>
          <table:table-cell office:value-type="float" office:value="2601481134" calcext:value-type="float">
            <text:p>26014811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756251" calcext:value-type="float">
            <text:p>379756251</text:p>
          </table:table-cell>
          <table:table-cell office:value-type="float" office:value="267123630" calcext:value-type="float">
            <text:p>2671236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0781968" calcext:value-type="float">
            <text:p>1860781968</text:p>
          </table:table-cell>
          <table:table-cell office:value-type="float" office:value="780563401" calcext:value-type="float">
            <text:p>7805634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6161" calcext:value-type="float">
            <text:p>18936161</text:p>
          </table:table-cell>
          <table:table-cell office:value-type="float" office:value="2559293064" calcext:value-type="float">
            <text:p>25592930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417048" calcext:value-type="float">
            <text:p>855417048</text:p>
          </table:table-cell>
          <table:table-cell office:value-type="float" office:value="2294547002" calcext:value-type="float">
            <text:p>2294547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991" calcext:value-type="float">
            <text:p>2649991</text:p>
          </table:table-cell>
          <table:table-cell office:value-type="float" office:value="305101159" calcext:value-type="float">
            <text:p>3051011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01934" calcext:value-type="float">
            <text:p>43301934</text:p>
          </table:table-cell>
          <table:table-cell office:value-type="float" office:value="2179821583" calcext:value-type="float">
            <text:p>217982158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4541" calcext:value-type="float">
            <text:p>24744541</text:p>
          </table:table-cell>
          <table:table-cell office:value-type="float" office:value="2722169836" calcext:value-type="float">
            <text:p>27221698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4105922" calcext:value-type="float">
            <text:p>1634105922</text:p>
          </table:table-cell>
          <table:table-cell office:value-type="float" office:value="322000229" calcext:value-type="float">
            <text:p>3220002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779306" calcext:value-type="float">
            <text:p>756779306</text:p>
          </table:table-cell>
          <table:table-cell office:value-type="float" office:value="2470532772" calcext:value-type="float">
            <text:p>24705327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054216" calcext:value-type="float">
            <text:p>1640054216</text:p>
          </table:table-cell>
          <table:table-cell office:value-type="float" office:value="757724065" calcext:value-type="float">
            <text:p>7577240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6137" calcext:value-type="float">
            <text:p>23786137</text:p>
          </table:table-cell>
          <table:table-cell office:value-type="float" office:value="2748225077" calcext:value-type="float">
            <text:p>27482250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95124" calcext:value-type="float">
            <text:p>38395124</text:p>
          </table:table-cell>
          <table:table-cell office:value-type="float" office:value="68800712" calcext:value-type="float">
            <text:p>688007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59284" calcext:value-type="float">
            <text:p>127659284</text:p>
          </table:table-cell>
          <table:table-cell office:value-type="float" office:value="857008494" calcext:value-type="float">
            <text:p>8570084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88703" calcext:value-type="float">
            <text:p>280288703</text:p>
          </table:table-cell>
          <table:table-cell office:value-type="float" office:value="1570340431" calcext:value-type="float">
            <text:p>15703404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25008" calcext:value-type="float">
            <text:p>275625008</text:p>
          </table:table-cell>
          <table:table-cell office:value-type="float" office:value="243726128" calcext:value-type="float">
            <text:p>2437261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568853" calcext:value-type="float">
            <text:p>1568568853</text:p>
          </table:table-cell>
          <table:table-cell office:value-type="float" office:value="802111646" calcext:value-type="float">
            <text:p>8021116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796005" calcext:value-type="float">
            <text:p>1111796005</text:p>
          </table:table-cell>
          <table:table-cell office:value-type="float" office:value="358917808" calcext:value-type="float">
            <text:p>3589178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93093" calcext:value-type="float">
            <text:p>119693093</text:p>
          </table:table-cell>
          <table:table-cell office:value-type="float" office:value="2494021200" calcext:value-type="float">
            <text:p>24940212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4969" calcext:value-type="float">
            <text:p>20224969</text:p>
          </table:table-cell>
          <table:table-cell office:value-type="float" office:value="95312133" calcext:value-type="float">
            <text:p>953121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3364" calcext:value-type="float">
            <text:p>21313364</text:p>
          </table:table-cell>
          <table:table-cell office:value-type="float" office:value="2485498904" calcext:value-type="float">
            <text:p>248549890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4541" calcext:value-type="float">
            <text:p>24744541</text:p>
          </table:table-cell>
          <table:table-cell office:value-type="float" office:value="777283663" calcext:value-type="float">
            <text:p>7772836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812938" calcext:value-type="float">
            <text:p>376812938</text:p>
          </table:table-cell>
          <table:table-cell office:value-type="float" office:value="185982920" calcext:value-type="float">
            <text:p>1859829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67992" calcext:value-type="float">
            <text:p>74167992</text:p>
          </table:table-cell>
          <table:table-cell office:value-type="float" office:value="1090238707" calcext:value-type="float">
            <text:p>10902387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321" calcext:value-type="float">
            <text:p>1994321</text:p>
          </table:table-cell>
          <table:table-cell office:value-type="float" office:value="2790196261" calcext:value-type="float">
            <text:p>27901962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8516" calcext:value-type="float">
            <text:p>15838516</text:p>
          </table:table-cell>
          <table:table-cell office:value-type="float" office:value="133754181" calcext:value-type="float">
            <text:p>1337541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0912" calcext:value-type="float">
            <text:p>8350912</text:p>
          </table:table-cell>
          <table:table-cell office:value-type="float" office:value="512495516" calcext:value-type="float">
            <text:p>5124955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217315" calcext:value-type="float">
            <text:p>177217315</text:p>
          </table:table-cell>
          <table:table-cell office:value-type="float" office:value="39538605" calcext:value-type="float">
            <text:p>395386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147105" calcext:value-type="float">
            <text:p>310147105</text:p>
          </table:table-cell>
          <table:table-cell office:value-type="float" office:value="1068434431" calcext:value-type="float">
            <text:p>10684344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0912" calcext:value-type="float">
            <text:p>8350912</text:p>
          </table:table-cell>
          <table:table-cell office:value-type="float" office:value="583634304" calcext:value-type="float">
            <text:p>58363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91469" calcext:value-type="float">
            <text:p>194191469</text:p>
          </table:table-cell>
          <table:table-cell office:value-type="float" office:value="2569196850" calcext:value-type="float">
            <text:p>25691968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829453" calcext:value-type="float">
            <text:p>583829453</text:p>
          </table:table-cell>
          <table:table-cell office:value-type="float" office:value="2197955503" calcext:value-type="float">
            <text:p>21979555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3364" calcext:value-type="float">
            <text:p>21313364</text:p>
          </table:table-cell>
          <table:table-cell office:value-type="float" office:value="528847909" calcext:value-type="float">
            <text:p>5288479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6161" calcext:value-type="float">
            <text:p>18936161</text:p>
          </table:table-cell>
          <table:table-cell office:value-type="float" office:value="899636906" calcext:value-type="float">
            <text:p>8996369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0912" calcext:value-type="float">
            <text:p>8350912</text:p>
          </table:table-cell>
          <table:table-cell office:value-type="float" office:value="861337568" calcext:value-type="float">
            <text:p>86133756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067351" calcext:value-type="float">
            <text:p>1128067351</text:p>
          </table:table-cell>
          <table:table-cell office:value-type="float" office:value="309178937" calcext:value-type="float">
            <text:p>3091789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3364" calcext:value-type="float">
            <text:p>21313364</text:p>
          </table:table-cell>
          <table:table-cell office:value-type="float" office:value="707527792" calcext:value-type="float">
            <text:p>70752779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204111" calcext:value-type="float">
            <text:p>1702204111</text:p>
          </table:table-cell>
          <table:table-cell office:value-type="float" office:value="95639457" calcext:value-type="float">
            <text:p>956394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735346" calcext:value-type="float">
            <text:p>1327735346</text:p>
          </table:table-cell>
          <table:table-cell office:value-type="float" office:value="494037039" calcext:value-type="float">
            <text:p>4940370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628316" calcext:value-type="float">
            <text:p>360628316</text:p>
          </table:table-cell>
          <table:table-cell office:value-type="float" office:value="251078369" calcext:value-type="float">
            <text:p>2510783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42665" calcext:value-type="float">
            <text:p>38142665</text:p>
          </table:table-cell>
          <table:table-cell office:value-type="float" office:value="492344547" calcext:value-type="float">
            <text:p>4923445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101652" calcext:value-type="float">
            <text:p>1283101652</text:p>
          </table:table-cell>
          <table:table-cell office:value-type="float" office:value="2601531127" calcext:value-type="float">
            <text:p>26015311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71352" calcext:value-type="float">
            <text:p>97471352</text:p>
          </table:table-cell>
          <table:table-cell office:value-type="float" office:value="404105819" calcext:value-type="float">
            <text:p>4041058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018473" calcext:value-type="float">
            <text:p>226018473</text:p>
          </table:table-cell>
          <table:table-cell office:value-type="float" office:value="1457392165" calcext:value-type="float">
            <text:p>14573921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40549" calcext:value-type="float">
            <text:p>68440549</text:p>
          </table:table-cell>
          <table:table-cell office:value-type="float" office:value="1420592707" calcext:value-type="float">
            <text:p>14205927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05131" calcext:value-type="float">
            <text:p>104105131</text:p>
          </table:table-cell>
          <table:table-cell office:value-type="float" office:value="75191142" calcext:value-type="float">
            <text:p>751911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985020" calcext:value-type="float">
            <text:p>338985020</text:p>
          </table:table-cell>
          <table:table-cell office:value-type="float" office:value="1006949928" calcext:value-type="float">
            <text:p>100694992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613098" calcext:value-type="float">
            <text:p>2652613098</text:p>
          </table:table-cell>
          <table:table-cell office:value-type="float" office:value="2161457542" calcext:value-type="float">
            <text:p>21614575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985020" calcext:value-type="float">
            <text:p>338985020</text:p>
          </table:table-cell>
          <table:table-cell office:value-type="float" office:value="1489898868" calcext:value-type="float">
            <text:p>14898988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0912" calcext:value-type="float">
            <text:p>8350912</text:p>
          </table:table-cell>
          <table:table-cell office:value-type="float" office:value="558559484" calcext:value-type="float">
            <text:p>5585594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4969" calcext:value-type="float">
            <text:p>20224969</text:p>
          </table:table-cell>
          <table:table-cell office:value-type="float" office:value="378191508" calcext:value-type="float">
            <text:p>3781915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28758" calcext:value-type="float">
            <text:p>64028758</text:p>
          </table:table-cell>
          <table:table-cell office:value-type="float" office:value="244170872" calcext:value-type="float">
            <text:p>2441708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26677" calcext:value-type="float">
            <text:p>190226677</text:p>
          </table:table-cell>
          <table:table-cell office:value-type="float" office:value="251142136" calcext:value-type="float">
            <text:p>2511421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347117" calcext:value-type="float">
            <text:p>518347117</text:p>
          </table:table-cell>
          <table:table-cell office:value-type="float" office:value="1452578348" calcext:value-type="float">
            <text:p>14525783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53850" calcext:value-type="float">
            <text:p>222153850</text:p>
          </table:table-cell>
          <table:table-cell office:value-type="float" office:value="184069308" calcext:value-type="float">
            <text:p>1840693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64771" calcext:value-type="float">
            <text:p>22464771</text:p>
          </table:table-cell>
          <table:table-cell office:value-type="float" office:value="17810192" calcext:value-type="float">
            <text:p>178101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48816" calcext:value-type="float">
            <text:p>25048816</text:p>
          </table:table-cell>
          <table:table-cell office:value-type="float" office:value="2226877048" calcext:value-type="float">
            <text:p>22268770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4541" calcext:value-type="float">
            <text:p>24744541</text:p>
          </table:table-cell>
          <table:table-cell office:value-type="float" office:value="390747861" calcext:value-type="float">
            <text:p>3907478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485198" calcext:value-type="float">
            <text:p>554485198</text:p>
          </table:table-cell>
          <table:table-cell office:value-type="float" office:value="1606023864" calcext:value-type="float">
            <text:p>16060238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0912" calcext:value-type="float">
            <text:p>8350912</text:p>
          </table:table-cell>
          <table:table-cell office:value-type="float" office:value="158766862" calcext:value-type="float">
            <text:p>1587668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56757" calcext:value-type="float">
            <text:p>48756757</text:p>
          </table:table-cell>
          <table:table-cell office:value-type="float" office:value="36927527" calcext:value-type="float">
            <text:p>369275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985020" calcext:value-type="float">
            <text:p>338985020</text:p>
          </table:table-cell>
          <table:table-cell office:value-type="float" office:value="462292950" calcext:value-type="float">
            <text:p>46229295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4541" calcext:value-type="float">
            <text:p>24744541</text:p>
          </table:table-cell>
          <table:table-cell office:value-type="float" office:value="541644487" calcext:value-type="float">
            <text:p>5416444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985020" calcext:value-type="float">
            <text:p>338985020</text:p>
          </table:table-cell>
          <table:table-cell office:value-type="float" office:value="244228854" calcext:value-type="float">
            <text:p>2442288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4541" calcext:value-type="float">
            <text:p>24744541</text:p>
          </table:table-cell>
          <table:table-cell office:value-type="float" office:value="804584972" calcext:value-type="float">
            <text:p>8045849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4541" calcext:value-type="float">
            <text:p>24744541</text:p>
          </table:table-cell>
          <table:table-cell office:value-type="float" office:value="2336470953" calcext:value-type="float">
            <text:p>23364709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313322" calcext:value-type="float">
            <text:p>2361313322</text:p>
          </table:table-cell>
          <table:table-cell office:value-type="float" office:value="215972662" calcext:value-type="float">
            <text:p>2159726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84147" calcext:value-type="float">
            <text:p>61184147</text:p>
          </table:table-cell>
          <table:table-cell office:value-type="float" office:value="2249927394" calcext:value-type="float">
            <text:p>22499273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3364" calcext:value-type="float">
            <text:p>21313364</text:p>
          </table:table-cell>
          <table:table-cell office:value-type="float" office:value="2461782973" calcext:value-type="float">
            <text:p>24617829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6161" calcext:value-type="float">
            <text:p>18936161</text:p>
          </table:table-cell>
          <table:table-cell office:value-type="float" office:value="1508417934" calcext:value-type="float">
            <text:p>15084179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556368" calcext:value-type="float">
            <text:p>331556368</text:p>
          </table:table-cell>
          <table:table-cell office:value-type="float" office:value="19683583" calcext:value-type="float">
            <text:p>196835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991" calcext:value-type="float">
            <text:p>2649991</text:p>
          </table:table-cell>
          <table:table-cell office:value-type="float" office:value="515994782" calcext:value-type="float">
            <text:p>5159947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19228" calcext:value-type="float">
            <text:p>96519228</text:p>
          </table:table-cell>
          <table:table-cell office:value-type="float" office:value="372658255" calcext:value-type="float">
            <text:p>3726582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6018258" calcext:value-type="float">
            <text:p>2706018258</text:p>
          </table:table-cell>
          <table:table-cell office:value-type="float" office:value="8460572" calcext:value-type="float">
            <text:p>8460572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93265079" calcext:value-type="float">
            <text:p>493265079</text:p>
          </table:table-cell>
          <table:table-cell office:value-type="float" office:value="17400044" calcext:value-type="float">
            <text:p>174000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49056" calcext:value-type="float">
            <text:p>25049056</text:p>
          </table:table-cell>
          <table:table-cell office:value-type="float" office:value="878719854" calcext:value-type="float">
            <text:p>8787198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045213" calcext:value-type="float">
            <text:p>425045213</text:p>
          </table:table-cell>
          <table:table-cell office:value-type="float" office:value="70967390" calcext:value-type="float">
            <text:p>709673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33525" calcext:value-type="float">
            <text:p>92233525</text:p>
          </table:table-cell>
          <table:table-cell office:value-type="float" office:value="80590796" calcext:value-type="float">
            <text:p>805907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892413" calcext:value-type="float">
            <text:p>1657892413</text:p>
          </table:table-cell>
          <table:table-cell office:value-type="float" office:value="390288302" calcext:value-type="float">
            <text:p>3902883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321" calcext:value-type="float">
            <text:p>1994321</text:p>
          </table:table-cell>
          <table:table-cell office:value-type="float" office:value="93293716" calcext:value-type="float">
            <text:p>932937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99805" calcext:value-type="float">
            <text:p>47399805</text:p>
          </table:table-cell>
          <table:table-cell office:value-type="float" office:value="2345038668" calcext:value-type="float">
            <text:p>23450386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985020" calcext:value-type="float">
            <text:p>338985020</text:p>
          </table:table-cell>
          <table:table-cell office:value-type="float" office:value="2341785589" calcext:value-type="float">
            <text:p>234178558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0912" calcext:value-type="float">
            <text:p>8350912</text:p>
          </table:table-cell>
          <table:table-cell office:value-type="float" office:value="2809097092" calcext:value-type="float">
            <text:p>28090970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991" calcext:value-type="float">
            <text:p>2649991</text:p>
          </table:table-cell>
          <table:table-cell office:value-type="float" office:value="232241531" calcext:value-type="float">
            <text:p>2322415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2138" calcext:value-type="float">
            <text:p>15002138</text:p>
          </table:table-cell>
          <table:table-cell office:value-type="float" office:value="722252460" calcext:value-type="float">
            <text:p>7222524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1180" calcext:value-type="float">
            <text:p>19341180</text:p>
          </table:table-cell>
          <table:table-cell office:value-type="float" office:value="167495274" calcext:value-type="float">
            <text:p>167495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0912" calcext:value-type="float">
            <text:p>8350912</text:p>
          </table:table-cell>
          <table:table-cell office:value-type="float" office:value="527351645" calcext:value-type="float">
            <text:p>5273516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04955" calcext:value-type="float">
            <text:p>114704955</text:p>
          </table:table-cell>
          <table:table-cell office:value-type="float" office:value="200463792" calcext:value-type="float">
            <text:p>2004637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42665" calcext:value-type="float">
            <text:p>38142665</text:p>
          </table:table-cell>
          <table:table-cell office:value-type="float" office:value="1024288466" calcext:value-type="float">
            <text:p>102428846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0912" calcext:value-type="float">
            <text:p>8350912</text:p>
          </table:table-cell>
          <table:table-cell office:value-type="float" office:value="612989860" calcext:value-type="float">
            <text:p>6129898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38987" calcext:value-type="float">
            <text:p>192538987</text:p>
          </table:table-cell>
          <table:table-cell office:value-type="float" office:value="1452604796" calcext:value-type="float">
            <text:p>14526047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293452" calcext:value-type="float">
            <text:p>962293452</text:p>
          </table:table-cell>
          <table:table-cell office:value-type="float" office:value="1399581476" calcext:value-type="float">
            <text:p>1399581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4541" calcext:value-type="float">
            <text:p>24744541</text:p>
          </table:table-cell>
          <table:table-cell office:value-type="float" office:value="366226418" calcext:value-type="float">
            <text:p>3662264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4541" calcext:value-type="float">
            <text:p>24744541</text:p>
          </table:table-cell>
          <table:table-cell office:value-type="float" office:value="18215385" calcext:value-type="float">
            <text:p>182153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44368" calcext:value-type="float">
            <text:p>127044368</text:p>
          </table:table-cell>
          <table:table-cell office:value-type="float" office:value="604523622" calcext:value-type="float">
            <text:p>6045236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856252" calcext:value-type="float">
            <text:p>564856252</text:p>
          </table:table-cell>
          <table:table-cell office:value-type="float" office:value="97860997" calcext:value-type="float">
            <text:p>97860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989802" calcext:value-type="float">
            <text:p>1698989802</text:p>
          </table:table-cell>
          <table:table-cell office:value-type="float" office:value="1489690165" calcext:value-type="float">
            <text:p>14896901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3645183" calcext:value-type="float">
            <text:p>1693645183</text:p>
          </table:table-cell>
          <table:table-cell office:value-type="float" office:value="498794298" calcext:value-type="float">
            <text:p>4987942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274202" calcext:value-type="float">
            <text:p>1063274202</text:p>
          </table:table-cell>
          <table:table-cell office:value-type="float" office:value="492904449" calcext:value-type="float">
            <text:p>49290444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488216" calcext:value-type="float">
            <text:p>488488216</text:p>
          </table:table-cell>
          <table:table-cell office:value-type="float" office:value="799079898" calcext:value-type="float">
            <text:p>7990798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0912" calcext:value-type="float">
            <text:p>8350912</text:p>
          </table:table-cell>
          <table:table-cell office:value-type="float" office:value="329591068" calcext:value-type="float">
            <text:p>3295910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776364" calcext:value-type="float">
            <text:p>140776364</text:p>
          </table:table-cell>
          <table:table-cell office:value-type="float" office:value="401601754" calcext:value-type="float">
            <text:p>4016017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171570" calcext:value-type="float">
            <text:p>2228171570</text:p>
          </table:table-cell>
          <table:table-cell office:value-type="float" office:value="242263905" calcext:value-type="float">
            <text:p>2422639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489764" calcext:value-type="float">
            <text:p>2184489764</text:p>
          </table:table-cell>
          <table:table-cell office:value-type="float" office:value="1630681262" calcext:value-type="float">
            <text:p>16306812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42665" calcext:value-type="float">
            <text:p>38142665</text:p>
          </table:table-cell>
          <table:table-cell office:value-type="float" office:value="479500071" calcext:value-type="float">
            <text:p>4795000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3364" calcext:value-type="float">
            <text:p>21313364</text:p>
          </table:table-cell>
          <table:table-cell office:value-type="float" office:value="256505796" calcext:value-type="float">
            <text:p>2565057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4T13:17:51.017000000</dc:date>
    <meta:editing-duration>PT1S</meta:editing-duration>
    <meta:editing-cycles>1</meta:editing-cycles>
    <meta:document-statistic meta:table-count="1" meta:cell-count="808" meta:object-count="0"/>
    <meta:generator>LibreOffice/7.1.8.1$Windows_X86_64 LibreOffice_project/e1f30c802c3269a1d052614453f260e49458c82c</meta:generator>
  </office:meta>
</office:document-meta>
</file>